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weight="normal"/>
    </style:style>
    <style:style style:name="P3"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 style:family="paragraph" style:parent-style-name="Heading_20_2">
      <style:paragraph-properties fo:margin-top="0.25in" fo:margin-bottom="0.0835in" style: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5" style:family="paragraph" style:parent-style-name="Standard">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Standard">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1d31f9" officeooo:paragraph-rsid="001d31f9" style:text-blinking="false" fo:background-color="transparent"/>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8" style:family="paragraph" style:parent-style-name="Text_20_body">
      <style:paragraph-properties fo:margin-left="0in" fo:margin-right="0in" fo:margin-top="0in" fo:margin-bottom="0.139in" style:contextual-spacing="false" fo:line-height="138%"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 style:family="paragraph" style:parent-style-name="Text_20_body">
      <style:paragraph-properties fo:margin-left="0in" fo:margin-right="0in" fo:margin-top="0in" fo:margin-bottom="0.139in" style:contextual-spacing="false" fo:line-height="138%" fo:text-indent="0.5in" style:auto-text-indent="false" style:writing-mode="lr-tb"/>
      <style:text-properties fo:font-weight="normal"/>
    </style:style>
    <style:style style:name="P10" style:family="paragraph" style:parent-style-name="Text_20_body">
      <style:paragraph-properties fo:margin-left="0in" fo:margin-right="0in" fo:margin-top="0.139in" fo:margin-bottom="0in" style:contextual-spacing="false" fo:line-height="138%"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1" style:family="paragraph" style:parent-style-name="Text_20_body">
      <style:paragraph-properties fo:margin-top="0.139in" fo:margin-bottom="0in"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Heading_20_2">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13" style:family="paragraph" style:parent-style-name="Heading_20_2">
      <style:paragraph-properties fo:margin-top="0.25in" fo:margin-bottom="0.0835in" style: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er Interaction</text:p>
      <text:p text:style-name="P5"/>
      <text:p text:style-name="P5"><text:bookmark text:name="docs-internal-guid-d185435d-4287-1d13-75dd-b8df105ba3ae"/><text:tab/>In the case that a user wants to know their distance from the basketball goal, the system executes the following sequence. The user presses a button on the application. A request signal is then sent to the central processing node. Distance signals are also sent to the anchor microcontrollers. The central processing node accepts the requests, and then receives positioning coordinates from the anchor nodes. The central processing node then compute a distance based on [x,y] coordinates. The central  node then returns the distance measurement to the user's smartphone where it is the read aloud to the user. See Use Case #2 in Appendices.</text:p>
      <text:p text:style-name="P7"/>
      <text:h text:style-name="P12" text:outline-level="2"/>
      <text:h text:style-name="P12" text:outline-level="2"><text:bookmark text:name="docs-internal-guid-4fa46574-4287-8b7d-1a01-f593a91c6d82"/>Functional Requirements (Kendall)</text:h>
      <text:p text:style-name="P8">The goal of this project is to communicate enough information to a visually impaired basketball player so that they can effectively shoot a basketball -- this includes many functional requirements. There are two main subsystems that will be developed -- a hardware system that collects information, and both Android and iOS applications that convey the information to the basketball player via audio. The hardware subsystem is functionally required to input sensor data and output computation to the user's smartphone. The hardware subsystem is crucial in that the applications rely on hardware to collect accurate information. There are five subsystems for the hardware component -- a central hub (paragraph #2), a system located on the user (paragraph #3), a system to compute user location (paragraph #4), a system to compute distance from the user to the basketball goal (paragraph #5), and a system that will activate when a shot was made (paragraph #6). The applications are functionally required to input data from the hardware, and output information to the basketball player. There are three main subsystems for the application component -- a system to provide user authentication (paragraph #7), a system for the user to play a collection of game types (paragraph #8), and a system to collect and outputs statistical information (paragraph #10).</text:p>
      <text:p text:style-name="P9"><text:span text:style-name="T1">In order to simplify user setup, a central hub microcontroller (or single-board computer) will serve as a</text:span><text:span text:style-name="T4"> </text:span><text:span text:style-name="T3">central hub.</text:span><text:span text:style-name="T4"> </text:span><text:span text:style-name="T1">Since the central hub will be used by all other embedded systems, it has the highest priority among the hardware systems. The central hub is functionally required to input data from the four hardware subsystems and output data to the user's smartphone. The communication shall be connected via a Bluetooth protocol. An example use case that utilizes the central hub is when a user requests to know the distance to the goal. In this case, the central hub shall input data from the positioning microcontrollers (see paragraph #4), compute the distance, and output to the user’s microcontroller (see below paragraph).</text:span></text:p>
      <text:p text:style-name="P9"><text:span text:style-name="T1">The user will be wearing a microcontroller while shooting basketball -- henceforth referred to as the </text:span><text:span text:style-name="T3">user’s microcontroller</text:span><text:span text:style-name="T1">. Since the user’s microcontroller will serve as the device that the user interacts with, it has the second highest priority among the hardware systems. The user’s microcontroller is functionally required to input requests from the user, and output signals to both the positioning system (see paragraph below) and the central hub. An example use case that utilizes the user’s microcontroller is when the user requests to know the distance to the basketball goal. The user’s microcontroller shall input the type of </text:span><text:soft-page-break/><text:span text:style-name="T1">request (in this case the distance to the goal) via a button. The user’s microcontroller shall output two signals -- a signal to the positioning location and a signal to the central hub.</text:span></text:p>
      <text:p text:style-name="P9"><text:span text:style-name="T1">The user shall be able to make a request to know their position on the basketball court. The positioning system is composed of four </text:span><text:span text:style-name="T3">anchor microcontrollers</text:span><text:span text:style-name="T1">. There is no standard for indoor positioning systems on the market. For this reason, the positioning system is the cornerstone of this project, and has the third highest priority among the hardware systems. Each anchor microcontroller is functionally required to input requests from the user’s microcontroller along side of a perpendicular distance to the user, and output distance measurements to the central hub. An example use case that utilizes the anchor microcontrollers is when the user requests to know their location on the basketball court. The anchor microcontrollers shall input a signal from the user’s microcontroller that will activate a positioning request. The anchor microcontrollers shall then input a radio signal from the user’s microcontroller, and compute a distance. The distance shall be computed by multiplying the time from which the signal was emitted to when the signal was received by the speed of an electromagnetic wave. The anchor microcontrollers shall then output the distance measurement to the central hub.</text:span></text:p>
      <text:p text:style-name="P8">The user shall be able to request the distance to the basketball goal. The distance system is composed of the positioning system and the central hub. The distance system is functionally required to input a user request, and output a signal to the user’s smartphone. An example use case that utilizes the distance system is when the user requests to know the distance to the goal. The anchor microcontrollers shall measure user position (see above paragraph), the central hub shall then use the user position to compute a direct distance to the goal. The distance system shall then output the distance to the user’s smartphone. </text:p>
      <text:p text:style-name="P9"><text:span text:style-name="T1">A </text:span><text:span text:style-name="T3">made-shot</text:span><text:span text:style-name="T4"> </text:span><text:span text:style-name="T1">microcontroller shall activate when a shot is made. The made-shot microcontroller is functionally required to input data when a shot was made, and output data to the central hub. An example use case that utilizes the made-shot microcontroller is when the user makes a shot. The made-shot microcontroller shall input an activation signal (via a sensor), and output that the shot was made to the central hub.</text:span></text:p>
      <text:p text:style-name="P8">Through their smartphone application, the user shall be able to create an account and login. User authentication has the highest ranked priority among the application systems because each player must have a unique identifier in order to use the applications features. The user authentication is functionally required to input user login credentials and output access to their account. An example use case that utilizes user authentication is when the user wants to create an account. The user authentication shall input a username and password, and output access to their newly generated account. The user authentication shall utilize secure encryption techniques in order to secure user information.</text:p>
      <text:p text:style-name="P8">The user shall be able to select, and play a game type. Playing games is what makes shooting basketball fun, and for that reason selecting and playing a game has the second highest priority among the application systems. The game system is functionally required to input data received from the central hub, and output the current status of the game. The game system is also functionally required to communicate <text:soft-page-break/>with all users playing the game. An example use case that utilizes the game system is when two users request to play the game of HORSE (see paragraph below). The game system shall input whether or not user-1’s shot was made or missed, if the shot was made, the game system shall input the user’s location on the basketball court. The game system shall then output to user-1 that his/her shot was made, and output to user-2 that user-1’s shot was made, and the position it was made from. </text:p>
      <text:p text:style-name="P8">The user shall be able to play the game of HORSE with multiple other players. The game of HORSE is functionally required to input a made shot and where the shot was made. The game of HORSE is functionally required to output to all players that a shot was made by user-1 and where on the basketball court the shot was made from. An example use case that utilizes the game of HORSE is when user-1 makes a 3-point shot. The system shall input that the shot was made, and that the shot was made outside the 3-point line at position [x,y]. The system shall then notify all users that user-1 made a 3-point shot at position [x,y].</text:p>
      <text:p text:style-name="P8">The application shall keep track of statistics while users are playing basketball. The statistics system is functionally required to input made shots, and where the shot was made from. The statistics systems is also functionally required to output the statistics to a cloud based database. An example use case that utilizes the statistics system is when the user makes a 3-point shot. The statistics system shall input a made-shot signal from the central hub, and input where the shot was made from the central hub. The statistics system shall then output the data to the cloud based database. </text:p>
      <text:p text:style-name="P8">The user shall be able to request statistics on both their current session and their entire history. The statistics system is functionally required to input user request for the type of statistic and output the statistical information. An example use case that utilizes the statistics system is when the user requests to know their shooting percentage for the current session. The statistical system shall input the type of request (in this case their shooting percentage for the current session), and output the value of the statistic through audio. </text:p>
      <text:h text:style-name="P4" text:outline-level="2">Nonfunctional Requirements (Kendall)</text:h>
      <text:p text:style-name="P11">The system laid out in this document has various nonfunctional compatibility, efficiency, reliability, and portability requirements. In order for the users to play basketball with our system, they must be using a compatible smartphone. The system shall utilize communication protocols that are compatible with all hardware devices, and any communication signals shall be at legal frequencies. The communication signals shall also be unique in that they do not interfere with existing signals. Response time from a user request to an audible response shall be efficient in that it will take no more than three seconds. The central hub shall be able to scale to multiple players at once without downgrading performance. The mobile batteries shall be reliable in that they last at least two hours, and/or be easily replaceable. Cloud based database queries shall always be up to date. The entire system shall be portable from one basketball court to another. The user shall be able to move around the court as if the system did not exist.</text:p>
      <text:p text:style-name="P10"><text:soft-page-break/>The system has various nonfunctional compatibility requirements. The system assumes that the user has access to a smartphone with internet connection. The smart shall be either an Android or iPhone device. The smartphones shall communicate with the central hub through a compatible wireless communication protocol. The central hub and other microcontrollers shall also communicate through a compatible wireless protocol. All wireless signals used by the system shall be within a legal FCC frequency range. If any of the compatibility requirements above are not followed, then the system may fail to work as a whole. Another nonfunctional requirement is efficiency. </text:p>
      <text:p text:style-name="P10">The system has various nonfunctional efficiency requirements. The time from which a user requests information to the time their smartphone’s audio port speaks to them shall be no more than three seconds. An example use case for response time is when a user request to know their location on the basketball court. The user will press a button on their microcontroller, and hear the position coordinates through their smartphone within three seconds. The central hub shall be able to scale to multiple players without downgrading user response time. An example use case of the central hub scaling would be when a second player joins a game. If the second player joins a game, then the user response time shall stay consistent. Another functional requirement is reliability.</text:p>
      <text:p text:style-name="P10">The system has various nonfunctional reliability requirements. The batteries that power the microcontrollers shall either last 2 hours, and/or be easily replaceable. All wireless communication signals shall be unique and verifiable. If a signal is not unique, then a receiver sensor may pickup incorrect signals from other wireless devices. If the signal is not verified, then the receiver sensor may pickup a signal that has been bounced off of a surface. An example use case of this is when the user requests to know their position on the basketball court. If the user’s microcontroller emits a signal in the same frequency as another wireless signal (from a different device) then the anchor microcontrollers could potentially compute distance from the wrong source. Cloud based database queries shall always be up to date. An example use case of this is when a user requests to know their shooting percentage for the entire history. If the database has not been updated with their current sessions statistics, then it will not be the correct statistical value. Portability is another nonfunctional requirement.</text:p>
      <text:p text:style-name="P10">The system has various nonfunctional portability requirements. The system as a whole shall be portable from one basketball court to another. An example use case of this is when a user, or group of users, want to migrate the system from the local basketball court to another basketball court. If the system is not portable, then they will have to buy a second system. Each user shall be able to freely move around the basketball court as if the system weren’t there. </text:p>
      <text:h text:style-name="P4" text:outline-level="2">Feasibility (Kendall)</text:h>
      <text:p text:style-name="P8">It is likely that our team will not complete all above requirements before the end of the semester. Mr Williams, and his students (our client) have brainstormed a very involved project. In fact, there are other systems that we have set aside -- to either be completed by the students of North Oldham High School, or by us at a later time. This project is entirely novel and has the potential to revolutionize the ways in which visually impaired persons play basketball. For that reason, our team has set the bar high in hopes of <text:soft-page-break/>achieving the maximum amount before the end of the semester. Some team members have agreed to continue work with Mr. Williams until the entire project is completed. There are two end products that we have designed.</text:p>
      <text:p text:style-name="P8">The first design is a raw prototype -- something that we hope to have completed by the end of the semester. The raw prototype includes all the functional and nonfunctional requirements in the system model explained in this document. The prototype design includes five main systems: a system to locate the user's position on the basketball court, a system to compute the distance from the user to the basketball goal, a system to inform the user as to whether or not their shot went in, and a smartphone application for the user to interact with.</text:p>
      <text:p text:style-name="P8">The second design is a product that would be ready to bring into industry. The second design includes additional systems. There will be a system that tells the user where their shot landed on the backboard. There will be a system that will throw the ball back to the user (for single player games only). There will be a system that informs the user the location of the ball so that they can retrieve their shot. As development continues, we expect more systems to emerge. After developing all the systems into a prototype, then we will have to fine tune, simplify, and prepare the product for market. That means we must look into different hardware that is cheaper or more precises -- whatever tradeoff is deemed more valuable. In order for the product to be ready for market, the entire system must be simple to setup and us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12:55:36.698348711</meta:creation-date>
    <dc:date>2016-09-19T09:00:16.732124406</dc:date>
    <meta:editing-duration>PT44M47S</meta:editing-duration>
    <meta:editing-cycles>6</meta:editing-cycles>
    <meta:generator>LibreOffice/4.2.8.2$Linux_X86_64 LibreOffice_project/420m0$Build-2</meta:generator>
    <meta:document-statistic meta:table-count="0" meta:image-count="0" meta:object-count="0" meta:page-count="5" meta:paragraph-count="25" meta:word-count="2532" meta:character-count="15437" meta:non-whitespace-character-count="12920"/>
  </office:meta>
</office:document-meta>
</file>